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das</text:p>
          </table:table-cell>
          <table:table-cell office:value-type="string">
            <text:p>te</text:p>
          </table:table-cell>
          <table:table-cell office:value-type="string">
            <text:p>no</text:p>
          </table:table-cell>
          <table:table-cell/>
        </table:table-row>
        <table:table-row-group>
          <table:table-row-group table:display="false">
            <table:table-row table:style-name="ro2" table:visibility="collapse">
              <table:table-cell office:value-type="string">
                <text:p>log_5x1_direcional_ccn_0.txt:</text:p>
              </table:table-cell>
              <table:table-cell office:value-type="float" office:value="1.66484">
                <text:p>1,66484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0.txt:</text:p>
              </table:table-cell>
              <table:table-cell office:value-type="float" office:value="1.66765">
                <text:p>1,66765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0.txt:</text:p>
              </table:table-cell>
              <table:table-cell office:value-type="float" office:value="1.67098">
                <text:p>1,67098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0.txt:</text:p>
              </table:table-cell>
              <table:table-cell office:value-type="float" office:value="1.72783">
                <text:p>1,72783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0.txt:</text:p>
              </table:table-cell>
              <table:table-cell office:value-type="float" office:value="1.67551">
                <text:p>1,67551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0.txt: Média</text:p>
            </table:table-cell>
            <table:table-cell table:style-name="Result" table:formula="of:=SUBTOTAL(1;[.$B$2:.$B$6])" office:value-type="float" office:value="1.681362">
              <text:p>1,681362</text:p>
            </table:table-cell>
            <table:table-cell/>
            <table:table-cell table:formula="of:=TEXT([.B7];&quot;#,#####&quot;)" office:value-type="string" office:string-value="1,68136">
              <text:p>1,68136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1.txt:</text:p>
              </table:table-cell>
              <table:table-cell office:value-type="float" office:value="1.0876">
                <text:p>1,0876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1.txt:</text:p>
              </table:table-cell>
              <table:table-cell office:value-type="float" office:value="1.07892">
                <text:p>1,07892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1.txt:</text:p>
              </table:table-cell>
              <table:table-cell office:value-type="float" office:value="1.08253">
                <text:p>1,08253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1.txt:</text:p>
              </table:table-cell>
              <table:table-cell office:value-type="float" office:value="1.60056">
                <text:p>1,60056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1.txt:</text:p>
              </table:table-cell>
              <table:table-cell office:value-type="float" office:value="1.08561">
                <text:p>1,08561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1.txt: Média</text:p>
            </table:table-cell>
            <table:table-cell table:style-name="Result" table:formula="of:=SUBTOTAL(1;[.$B$8:.$B$12])" office:value-type="float" office:value="1.187044">
              <text:p>1,187044</text:p>
            </table:table-cell>
            <table:table-cell/>
            <table:table-cell table:formula="of:=TEXT([.B13];&quot;#,#####&quot;)" office:value-type="string" office:string-value="1,18704">
              <text:p>1,18704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2.txt:</text:p>
              </table:table-cell>
              <table:table-cell office:value-type="float" office:value="1.12074">
                <text:p>1,12074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2.txt:</text:p>
              </table:table-cell>
              <table:table-cell office:value-type="float" office:value="1.11867">
                <text:p>1,11867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2.txt:</text:p>
              </table:table-cell>
              <table:table-cell office:value-type="float" office:value="1.11867">
                <text:p>1,11867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2.txt:</text:p>
              </table:table-cell>
              <table:table-cell office:value-type="float" office:value="1.65097">
                <text:p>1,65097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2.txt:</text:p>
              </table:table-cell>
              <table:table-cell office:value-type="float" office:value="1.65179">
                <text:p>1,65179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2.txt: Média</text:p>
            </table:table-cell>
            <table:table-cell table:style-name="Result" table:formula="of:=SUBTOTAL(1;[.$B$14:.$B$18])" office:value-type="float" office:value="1.332168">
              <text:p>1,332168</text:p>
            </table:table-cell>
            <table:table-cell/>
            <table:table-cell table:formula="of:=TEXT([.B19];&quot;#,#####&quot;)" office:value-type="string" office:string-value="1,33217">
              <text:p>1,33217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3.txt:</text:p>
              </table:table-cell>
              <table:table-cell office:value-type="float" office:value="1.08396">
                <text:p>1,08396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3.txt:</text:p>
              </table:table-cell>
              <table:table-cell office:value-type="float" office:value="1.07883">
                <text:p>1,07883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3.txt:</text:p>
              </table:table-cell>
              <table:table-cell office:value-type="float" office:value="1.07684">
                <text:p>1,07684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3.txt:</text:p>
              </table:table-cell>
              <table:table-cell office:value-type="float" office:value="1.0762">
                <text:p>1,0762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3.txt:</text:p>
              </table:table-cell>
              <table:table-cell office:value-type="float" office:value="1.07585">
                <text:p>1,07585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3.txt: Média</text:p>
            </table:table-cell>
            <table:table-cell table:style-name="Result" table:formula="of:=SUBTOTAL(1;[.$B$20:.$B$24])" office:value-type="float" office:value="1.078336">
              <text:p>1,078336</text:p>
            </table:table-cell>
            <table:table-cell/>
            <table:table-cell table:formula="of:=TEXT([.B25];&quot;#,#####&quot;)" office:value-type="string" office:string-value="1,07834">
              <text:p>1,07834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4.txt:</text:p>
              </table:table-cell>
              <table:table-cell office:value-type="float" office:value="1.62045">
                <text:p>1,62045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4.txt:</text:p>
              </table:table-cell>
              <table:table-cell office:value-type="float" office:value="1.62045">
                <text:p>1,62045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4.txt:</text:p>
              </table:table-cell>
              <table:table-cell office:value-type="float" office:value="1.67313">
                <text:p>1,67313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4.txt:</text:p>
              </table:table-cell>
              <table:table-cell office:value-type="float" office:value="1.61506">
                <text:p>1,61506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4.txt:</text:p>
              </table:table-cell>
              <table:table-cell office:value-type="float" office:value="1.61968">
                <text:p>1,61968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4.txt: Média</text:p>
            </table:table-cell>
            <table:table-cell table:style-name="Result" table:formula="of:=SUBTOTAL(1;[.$B$26:.$B$30])" office:value-type="float" office:value="1.629754">
              <text:p>1,629754</text:p>
            </table:table-cell>
            <table:table-cell/>
            <table:table-cell table:formula="of:=TEXT([.B31];&quot;#,#####&quot;)" office:value-type="string" office:string-value="1,62975">
              <text:p>1,62975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5.txt:</text:p>
              </table:table-cell>
              <table:table-cell office:value-type="float" office:value="1.60079">
                <text:p>1,60079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5.txt:</text:p>
              </table:table-cell>
              <table:table-cell office:value-type="float" office:value="1.06609">
                <text:p>1,06609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5.txt:</text:p>
              </table:table-cell>
              <table:table-cell office:value-type="float" office:value="1.11615">
                <text:p>1,11615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5.txt:</text:p>
              </table:table-cell>
              <table:table-cell office:value-type="float" office:value="1.11615">
                <text:p>1,11615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5.txt:</text:p>
              </table:table-cell>
              <table:table-cell office:value-type="float" office:value="1.6006">
                <text:p>1,6006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5.txt: Média</text:p>
            </table:table-cell>
            <table:table-cell table:style-name="Result" table:formula="of:=SUBTOTAL(1;[.$B$32:.$B$36])" office:value-type="float" office:value="1.299956">
              <text:p>1,299956</text:p>
            </table:table-cell>
            <table:table-cell/>
            <table:table-cell table:formula="of:=TEXT([.B37];&quot;#,#####&quot;)" office:value-type="string" office:string-value="1,29996">
              <text:p>1,29996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6.txt:</text:p>
              </table:table-cell>
              <table:table-cell office:value-type="float" office:value="1.02888">
                <text:p>1,02888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6.txt:</text:p>
              </table:table-cell>
              <table:table-cell office:value-type="float" office:value="1.60073">
                <text:p>1,60073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6.txt:</text:p>
              </table:table-cell>
              <table:table-cell office:value-type="float" office:value="1.11388">
                <text:p>1,11388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6.txt:</text:p>
              </table:table-cell>
              <table:table-cell office:value-type="float" office:value="1.16198">
                <text:p>1,16198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6.txt:</text:p>
              </table:table-cell>
              <table:table-cell office:value-type="float" office:value="1.16054">
                <text:p>1,16054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6.txt: Média</text:p>
            </table:table-cell>
            <table:table-cell table:style-name="Result" table:formula="of:=SUBTOTAL(1;[.$B$38:.$B$42])" office:value-type="float" office:value="1.213202">
              <text:p>1,213202</text:p>
            </table:table-cell>
            <table:table-cell/>
            <table:table-cell table:formula="of:=TEXT([.B43];&quot;#,#####&quot;)" office:value-type="string" office:string-value="1,2132">
              <text:p>1,2132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7.txt:</text:p>
              </table:table-cell>
              <table:table-cell office:value-type="float" office:value="1.60179">
                <text:p>1,60179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7.txt:</text:p>
              </table:table-cell>
              <table:table-cell office:value-type="float" office:value="1.13236">
                <text:p>1,13236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7.txt:</text:p>
              </table:table-cell>
              <table:table-cell office:value-type="float" office:value="1.13003">
                <text:p>1,13003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7.txt:</text:p>
              </table:table-cell>
              <table:table-cell office:value-type="float" office:value="1.12852">
                <text:p>1,12852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7.txt:</text:p>
              </table:table-cell>
              <table:table-cell office:value-type="float" office:value="1.12852">
                <text:p>1,12852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7.txt: Média</text:p>
            </table:table-cell>
            <table:table-cell table:style-name="Result" table:formula="of:=SUBTOTAL(1;[.$B$44:.$B$48])" office:value-type="float" office:value="1.224244">
              <text:p>1,224244</text:p>
            </table:table-cell>
            <table:table-cell/>
            <table:table-cell table:formula="of:=TEXT([.B49];&quot;#,#####&quot;)" office:value-type="string" office:string-value="1,22424">
              <text:p>1,22424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8.txt:</text:p>
              </table:table-cell>
              <table:table-cell office:value-type="float" office:value="1.71352">
                <text:p>1,71352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8.txt:</text:p>
              </table:table-cell>
              <table:table-cell office:value-type="float" office:value="1.60372">
                <text:p>1,60372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8.txt:</text:p>
              </table:table-cell>
              <table:table-cell office:value-type="float" office:value="1.60205">
                <text:p>1,60205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8.txt:</text:p>
              </table:table-cell>
              <table:table-cell office:value-type="float" office:value="1.28781">
                <text:p>1,28781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8.txt:</text:p>
              </table:table-cell>
              <table:table-cell office:value-type="float" office:value="1.60205">
                <text:p>1,60205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8.txt: Média</text:p>
            </table:table-cell>
            <table:table-cell table:style-name="Result" table:formula="of:=SUBTOTAL(1;[.$B$50:.$B$54])" office:value-type="float" office:value="1.56183">
              <text:p>1,56183</text:p>
            </table:table-cell>
            <table:table-cell/>
            <table:table-cell table:formula="of:=TEXT([.B55];&quot;#,#####&quot;)" office:value-type="string" office:string-value="1,56183">
              <text:p>1,56183</text:p>
            </table:table-cell>
          </table:table-row>
          <table:table-row-group table:display="false">
            <table:table-row table:style-name="ro2" table:visibility="collapse">
              <table:table-cell office:value-type="string">
                <text:p>log_5x1_direcional_ccn_9.txt:</text:p>
              </table:table-cell>
              <table:table-cell office:value-type="float" office:value="1.67965">
                <text:p>1,67965</text:p>
              </table:table-cell>
              <table:table-cell office:value-type="float" office:value="100">
                <text:p>100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9.txt:</text:p>
              </table:table-cell>
              <table:table-cell office:value-type="float" office:value="1.67736">
                <text:p>1,67736</text:p>
              </table:table-cell>
              <table:table-cell office:value-type="float" office:value="101">
                <text:p>101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9.txt:</text:p>
              </table:table-cell>
              <table:table-cell office:value-type="float" office:value="1.67736">
                <text:p>1,67736</text:p>
              </table:table-cell>
              <table:table-cell office:value-type="float" office:value="102">
                <text:p>102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9.txt:</text:p>
              </table:table-cell>
              <table:table-cell office:value-type="float" office:value="1.67766">
                <text:p>1,67766</text:p>
              </table:table-cell>
              <table:table-cell office:value-type="float" office:value="103">
                <text:p>103</text:p>
              </table:table-cell>
              <table:table-cell/>
            </table:table-row>
            <table:table-row table:style-name="ro2" table:visibility="collapse">
              <table:table-cell office:value-type="string">
                <text:p>log_5x1_direcional_ccn_9.txt:</text:p>
              </table:table-cell>
              <table:table-cell office:value-type="float" office:value="1.67832">
                <text:p>1,67832</text:p>
              </table:table-cell>
              <table:table-cell office:value-type="float" office:value="104">
                <text:p>104</text:p>
              </table:table-cell>
              <table:table-cell/>
            </table:table-row>
          </table:table-row-group>
          <table:table-row table:style-name="ro2">
            <table:table-cell table:style-name="Result" office:value-type="string">
              <text:p>log_5x1_direcional_ccn_9.txt: Média</text:p>
            </table:table-cell>
            <table:table-cell table:style-name="Result" table:formula="of:=SUBTOTAL(1;[.$B$56:.$B$60])" office:value-type="float" office:value="1.67807">
              <text:p>1,67807</text:p>
            </table:table-cell>
            <table:table-cell/>
            <table:table-cell table:formula="of:=TEXT([.B61];&quot;#,#####&quot;)" office:value-type="string" office:string-value="1,67807">
              <text:p>1,67807</text:p>
            </table:table-cell>
          </table:table-row>
        </table:table-row-group>
        <table:table-row table:style-name="ro2">
          <table:table-cell table:style-name="Result" office:value-type="string">
            <text:p>Total geral</text:p>
          </table:table-cell>
          <table:table-cell table:style-name="Result" table:formula="of:=SUBTOTAL(1;[.$B$2:.$B$61])" office:value-type="float" office:value="1.3885966">
            <text:p>1,3885966</text:p>
          </table:table-cell>
          <table:table-cell table:number-columns-repeated="2"/>
        </table:table-row>
        <table:table-row table:style-name="ro1" table:number-rows-repeated="10484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DB__1" table:target-range-address="Planilha1.A1:Planilha1.C62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average"/>
            </table:subtotal-rule>
          </table:subtotal-rules>
        </table:database-range>
        <table:database-range table:name="__Anonymous_Sheet_DB__0" table:target-range-address="Planilha1.A2:Planilha1.D6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1T15:55:57</dc:date>
    <dc:creator>adriano </dc:creator>
    <meta:document-statistic meta:table-count="1" meta:cell-count="185" meta:object-count="0"/>
    <meta:generator>LibreOffice/3.6$Linux_x86 LibreOffice_project/360m1$Build-2</meta:generator>
  </office:meta>
</office:document-meta>
</file>